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cm"/>
    </style:style>
    <style:style style:name="gr3" style:family="graphic" style:parent-style-name="standard">
      <style:graphic-properties draw:marker-end="Linienende_20_1" draw:textarea-horizontal-align="center" draw:textarea-vertical-align="middle"/>
    </style:style>
    <style:style style:name="gr4" style:family="graphic" style:parent-style-name="standard">
      <style:graphic-properties draw:marker-end="Linienende_20_2" draw:fill="solid" draw:fill-color="#fff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marker-end="Linienende_20_2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8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8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0pt"/>
    </style:style>
    <style:style style:name="T1" style:family="text">
      <style:text-properties fo:font-size="8pt"/>
    </style:style>
    <style:style style:name="T2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1" draw:layer="layout" svg:width="2.5cm" svg:height="0.5cm" svg:x="3.135cm" svg:y="2.635cm">
          <text:p text:style-name="P1"><text:span text:style-name="T1">/serial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draw:style-name="gr2" draw:text-style-name="P4" draw:layer="layout" svg:width="1cm" svg:height="0.569cm" svg:x="5.635cm" svg:y="2.385cm">
          <draw:text-box>
            <text:p text:style-name="P3"><text:span text:style-name="T1">---</text:span></text:p>
          </draw:text-box>
        </draw:frame>
        <draw:connector draw:style-name="gr3" draw:text-style-name="P5" draw:layer="layout" svg:x1="5.635cm" svg:y1="2.884cm" svg:x2="6.26cm" svg:y2="3.635cm" draw:start-shape="id1" draw:start-glue-point="7" draw:end-shape="id2" draw:end-glue-point="5">
          <text:p text:style-name="P3"/>
        </draw:connector>
        <draw:custom-shape draw:style-name="gr4" draw:text-style-name="P2" draw:id="id3" draw:layer="layout" svg:width="2.5cm" svg:height="0.5cm" svg:x="3.135cm" svg:y="1.885cm">
          <text:p text:style-name="P1"><text:span text:style-name="T1">/config/speed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5" draw:text-style-name="P5" draw:id="id4" draw:layer="layout" svg:width="2.5cm" svg:height="0.5cm" svg:x="9.135cm" svg:y="1.885cm">
          <text:p text:style-name="P1">/config/timeout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5" draw:text-style-name="P5" draw:id="id5" draw:layer="layout" svg:width="2.5cm" svg:height="0.5cm" svg:x="9.136cm" svg:y="2.635cm">
          <text:p text:style-name="P1">/config/parity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6" draw:text-style-name="P5" draw:layer="layout" svg:x1="5.635cm" svg:y1="2.134cm" svg:x2="6.636cm" svg:y2="3.635cm" draw:start-shape="id3" draw:start-glue-point="7" draw:end-shape="id2" draw:end-glue-point="4">
          <text:p text:style-name="P3"/>
        </draw:connector>
        <draw:custom-shape draw:style-name="gr1" draw:text-style-name="P6" draw:id="id2" draw:layer="layout" svg:width="4.5cm" svg:height="1cm" svg:x="5.135cm" svg:y="3.635cm">
          <draw:glue-point draw:id="4" svg:x="-1.666cm" svg:y="-5cm"/>
          <draw:glue-point draw:id="5" svg:x="-2.5cm" svg:y="-5cm"/>
          <draw:glue-point draw:id="6" svg:x="2.777cm" svg:y="-5cm"/>
          <draw:glue-point draw:id="7" svg:x="1.666cm" svg:y="-5cm"/>
          <text:p text:style-name="P1"><text:span text:style-name="T2">Master.Interface.Uni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9.135cm" svg:y1="2.134cm" svg:x2="8.134cm" svg:y2="3.635cm" draw:start-shape="id4" draw:start-glue-point="5" draw:end-shape="id2" draw:end-glue-point="7">
          <text:p text:style-name="P3"/>
        </draw:connector>
        <draw:connector draw:style-name="gr6" draw:text-style-name="P5" draw:layer="layout" svg:x1="9.136cm" svg:y1="2.884cm" svg:x2="8.634cm" svg:y2="3.635cm" draw:start-shape="id5" draw:start-glue-point="5" draw:end-shape="id2" draw:end-glue-point="6">
          <text:p text:style-name="P3"/>
        </draw:connector>
        <draw:frame draw:style-name="gr2" draw:text-style-name="P3" draw:layer="layout" svg:width="1.5cm" svg:height="0.569cm" svg:x="5.635cm" svg:y="1.635cm">
          <draw:text-box>
            <text:p text:style-name="P3">speed</text:p>
          </draw:text-box>
        </draw:frame>
        <draw:frame draw:style-name="gr7" draw:text-style-name="P3" draw:layer="layout" svg:width="1.5cm" svg:height="0.569cm" svg:x="7.885cm" svg:y="1.635cm">
          <draw:text-box>
            <text:p text:style-name="P3">timeout</text:p>
          </draw:text-box>
        </draw:frame>
        <draw:frame draw:style-name="gr7" draw:text-style-name="P3" draw:layer="layout" svg:width="1.5cm" svg:height="0.569cm" svg:x="8.135cm" svg:y="2.385cm">
          <draw:text-box>
            <text:p text:style-name="P3">parit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ienende_20_1" draw:display-name="Linienende 1" svg:viewBox="0 0 1131 1918" svg:d="m737 1131h394l-564-1131-567 1131h398l-398 787h1131z"/>
    <draw:marker draw:name="Linienende_20_2" draw:display-name="Linienende 2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46" draw:fill-image-name="Bitmape_20_1" draw:fill-image-width="0cm" draw:fill-image-height="0cm" draw:textarea-vertical-align="botto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initial-creator>Hannes Matuschek</meta:initial-creator>
    <meta:creation-date>2006-01-28T12:54:10</meta:creation-date>
    <dc:creator>Hannes Matuschek</dc:creator>
    <dc:date>2006-01-28T13:43:56</dc:date>
    <dc:language>de-DE</dc:language>
    <meta:editing-cycles>5</meta:editing-cycles>
    <meta:editing-duration>PT32M28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